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cm" fo:margin-bottom="0cm" fo:line-height="150%"/>
      <style:text-properties style:font-name="Arial" fo:font-size="11pt" style:font-size-asian="11pt" style:font-size-complex="11pt"/>
    </style:style>
    <style:style style:name="P2" style:family="paragraph" style:parent-style-name="Text_20_body" style:list-style-name="L1">
      <style:paragraph-properties fo:margin-top="0cm" fo:margin-bottom="0cm" fo:line-height="150%"/>
      <style:text-properties style:font-name="Arial" fo:font-size="11pt" style:font-size-asian="11pt" style:font-size-complex="11pt"/>
    </style:style>
    <style:style style:name="P3" style:family="paragraph" style:parent-style-name="Text_20_body" style:list-style-name="L3">
      <style:paragraph-properties fo:margin-top="0cm" fo:margin-bottom="0cm" fo:line-height="150%"/>
      <style:text-properties style:font-name="Arial" fo:font-size="11pt" style:font-size-asian="11pt" style:font-size-complex="11pt"/>
    </style:style>
    <style:style style:name="P4" style:family="paragraph" style:parent-style-name="Text_20_body">
      <style:paragraph-properties fo:margin-top="0cm" fo:margin-bottom="0cm" fo:line-height="150%"/>
      <style:text-properties style:font-name="Arial" fo:font-size="11pt" style:text-underline-style="solid" style:text-underline-width="auto" style:text-underline-color="font-color" style:font-size-asian="11pt" style:font-size-complex="11pt"/>
    </style:style>
    <style:style style:name="P5" style:family="paragraph" style:parent-style-name="Text_20_body" style:list-style-name="L1">
      <style:paragraph-properties fo:margin-top="0cm" fo:margin-bottom="0cm" fo:line-height="150%"/>
      <style:text-properties style:font-name="Arial" fo:font-size="11pt" style:text-underline-style="solid" style:text-underline-width="auto" style:text-underline-color="font-color" style:font-size-asian="11pt" style:font-size-complex="11pt"/>
    </style:style>
    <style:style style:name="P6" style:family="paragraph" style:parent-style-name="Text_20_body">
      <style:paragraph-properties fo:margin-top="0cm" fo:margin-bottom="0cm" fo:line-height="150%"/>
    </style:style>
    <style:style style:name="P7" style:family="paragraph" style:parent-style-name="Text_20_body" style:list-style-name="L2">
      <style:paragraph-properties fo:margin-top="0cm" fo:margin-bottom="0cm" fo:line-height="150%"/>
    </style:style>
    <style:style style:name="P8" style:family="paragraph" style:parent-style-name="Text_20_body" style:list-style-name="L3">
      <style:paragraph-properties fo:margin-top="0cm" fo:margin-bottom="0cm" fo:line-height="150%"/>
    </style:style>
    <style:style style:name="P9" style:family="paragraph" style:parent-style-name="Standard" style:list-style-name="L1">
      <style:paragraph-properties fo:margin-top="0cm" fo:margin-bottom="0cm" fo:line-height="150%"/>
      <style:text-properties style:font-name="Arial" fo:font-size="11pt" style:text-underline-style="solid" style:text-underline-width="auto" style:text-underline-color="font-color" style:font-size-asian="11pt" style:font-size-complex="11pt"/>
    </style:style>
    <style:style style:name="P10" style:family="paragraph" style:parent-style-name="Standard" style:list-style-name="L1">
      <style:paragraph-properties fo:margin-top="0cm" fo:margin-bottom="0cm" fo:line-height="150%"/>
      <style:text-properties style:font-name="Arial" fo:font-size="11pt" style:font-size-asian="11pt" style:font-size-complex="11pt"/>
    </style:style>
    <style:style style:name="T1" style:family="text">
      <style:text-properties style:text-underline-style="none"/>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style:font-name="Arial" fo:font-size="11pt" fo:letter-spacing="normal" fo:font-style="normal" fo:font-weight="normal" style:font-size-asian="11pt" style:font-size-complex="11pt"/>
    </style:style>
    <style:style style:name="T4" style:family="text">
      <style:text-properties fo:font-variant="normal" fo:text-transform="none" fo:color="#000000" style:font-name="Arial" fo:font-size="11pt" fo:letter-spacing="normal" fo:font-style="normal" style:font-size-asian="11pt" style:font-size-complex="11pt"/>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43436032003960088" text:style-name="L1">
        <text:list-item>
          <text:p text:style-name="P9">­Contexte d'entreprise</text:p>
          <text:list>
            <text:list-item>
              <text:p text:style-name="P10">Présentation de l'entreprise et du service</text:p>
              <text:list>
                <text:list-item>
                  <text:p text:style-name="P2">Histoire, statut de la structure, mode de gouvernance, dates clés …</text:p>
                </text:list-item>
              </text:list>
            </text:list-item>
          </text:list>
        </text:list-item>
      </text:list>
      <text:p text:style-name="P1"/>
      <text:p text:style-name="P1">Fondée en 2000 sous le nom 1000mercis, l’entreprise aujourd’hui connue sous le nom de Numberly est une pionnière dans le domaine du data marketing. Dès sa création, l’objectif de Numberly a été clair : transformer les investissements marketing digital en investissements rentables, grâce à une approche technologique et stratégique de la donnée.</text:p>
      <text:p text:style-name="P1"/>
      <text:p text:style-name="P1">Les fondateurs Yseulys Costes et Thibault Munier ont su porter une vision singulière, combinant la rigueur technologique à un engagement éthique, dans un monde numérique en constante évolution. L’entreprise est aujourd’hui reconnue comme maison de marketing technologist, positionnée à l’intersection du CRM, de la publicité digitale, de la stratégie, et des technologies marketing (MarTech).</text:p>
      <text:p text:style-name="P1"/>
      <text:p text:style-name="P1">Parmi les étapes marquantes :</text:p>
      <text:p text:style-name="P1"/>
      <text:p text:style-name="P1">2000 : création de l’entreprise sous le nom 1000mercis ;</text:p>
      <text:p text:style-name="P1">2006 : introduction en Bourse sur Euronext Growth Paris ;</text:p>
      <text:p text:style-name="P1">2020 : changement de nom en Numberly, afin de renforcer son positionnement international ;</text:p>
      <text:p text:style-name="P1"/>
      <text:p text:style-name="P1">Aujourd’hui, Numberly rassemble environ 500 collaborateurs dans le monde. L’entreprise revendique une gouvernance à la fois structurée et collaborative, portée par une direction bicéphale (Yseulys Costes – CEO, et Thibault Munier – Directeur Général) et un comité exécutif transversal.</text:p>
      <text:p text:style-name="P1"/>
      <text:p text:style-name="P1">Cette gouvernance est guidée par une approche “think and do” : il ne s’agit pas seulement de conseiller les clients sur leurs stratégies digitales, mais aussi de concevoir et développer les plateformes technologiques utilisées, en interne. Cela garantit une maîtrise totale de la chaîne de valeur, de la collecte des données (via DMP/CDP ou CRM), à leur activation omnicanale (email, SMS, réseaux sociaux ), jusqu’à leur mesure.</text:p>
      <text:p text:style-name="P1"/>
      <text:p text:style-name="P1">Numberly revendique également un engagement fort pour un internet libre et ouvert, œuvrant pour la souveraineté digitale de ses clients, tout en se positionnant comme un acteur équitable et éthique dans l’innovation technologique.</text:p>
      <text:p text:style-name="P1"/>
      <text:p text:style-name="P1"/>
      <text:list xml:id="list82084714" text:continue-numbering="true" text:style-name="L1">
        <text:list-item>
          <text:list>
            <text:list-item>
              <text:list>
                <text:list-item>
                  <text:p text:style-name="P2"><text:soft-page-break/>Domaines d’activités et chiffres clés : résultats financiers, chiffre d’affaires,…</text:p>
                </text:list-item>
              </text:list>
            </text:list-item>
          </text:list>
        </text:list-item>
      </text:list>
      <text:p text:style-name="P1"><text:span text:style-name="T2">Numberly est une entreprise spécialisée dans le marketing digital orienté data. Elle intervient à toutes les étapes de la chaîne de valeur, de la </text:span><text:span text:style-name="Strong_20_Emphasis"><text:span text:style-name="T2">collecte des données</text:span></text:span><text:span text:style-name="T2"> à leur </text:span><text:span text:style-name="Strong_20_Emphasis"><text:span text:style-name="T2">activation</text:span></text:span><text:span text:style-name="T2">, en passant par l’analyse, la segmentation et la mesure de performance. L’objectif est clair : aider les marques à mieux comprendre leurs clients et à optimiser leurs actions marketing, tout en assurant un retour sur investissement concret.</text:span></text:p>
      <text:p text:style-name="P1">L’activité de Numberly s’articule autour de quatre grands pôles :</text:p>
      <text:list xml:id="list5235560022933527683" text:style-name="L2">
        <text:list-item>
          <text:p text:style-name="P7"><text:span text:style-name="Strong_20_Emphasis"><text:span text:style-name="T3">CRM et gestion des données</text:span></text:span><text:span text:style-name="T3"> : accompagnement des entreprises dans la structuration et la valorisation de leurs bases de données (CRM, CDP, DMP).</text:span></text:p>
        </text:list-item>
        <text:list-item>
          <text:p text:style-name="P7"><text:span text:style-name="Strong_20_Emphasis"><text:span text:style-name="T3">Développement de plateformes MarTech</text:span></text:span><text:span text:style-name="T3"> : les solutions proposées sont conçues et développées en interne, permettant une maîtrise complète des technologies utilisées.</text:span></text:p>
        </text:list-item>
        <text:list-item>
          <text:p text:style-name="P7"><text:span text:style-name="Strong_20_Emphasis"><text:span text:style-name="T3">Publicité digitale</text:span></text:span><text:span text:style-name="T3"> : stratégie d’acquisition et de fidélisation via des canaux variés (email, SMS, social media, programmatique…).</text:span></text:p>
        </text:list-item>
        <text:list-item>
          <text:p text:style-name="P7"><text:span text:style-name="Strong_20_Emphasis"><text:span text:style-name="T3">Conseil et insights</text:span></text:span><text:span text:style-name="T3"> : accompagnement stratégique basé sur la data pour aider les clients à prendre des décisions éclairées.</text:span></text:p>
        </text:list-item>
      </text:list>
      <text:p text:style-name="P6"><text:span text:style-name="T3">L’entreprise défend une vision responsable et souveraine de la technologie : elle milite pour un </text:span><text:span text:style-name="Strong_20_Emphasis"><text:span text:style-name="T3">internet ouvert</text:span></text:span><text:span text:style-name="T3">, une </text:span><text:span text:style-name="Strong_20_Emphasis"><text:span text:style-name="T3">innovation éthique</text:span></text:span><text:span text:style-name="T3">, et met tout en œuvre pour que ses clients restent maîtres de leurs données.</text:span></text:p>
      <text:p text:style-name="P6"><text:span text:style-name="Strong_20_Emphasis"><text:span text:style-name="T4">Chiffres clés (2023)</text:span></text:span><text:span text:style-name="T4"> :</text:span></text:p>
      <text:list xml:id="list249189353303672606" text:style-name="L3">
        <text:list-item>
          <text:p text:style-name="P8"><text:span text:style-name="Strong_20_Emphasis"><text:span text:style-name="T3">Chiffre d’affaires</text:span></text:span><text:span text:style-name="T3"> : 72,8 millions d’euros</text:span></text:p>
        </text:list-item>
        <text:list-item>
          <text:p text:style-name="P8"><text:span text:style-name="Strong_20_Emphasis"><text:span text:style-name="T3">Répartition par activité</text:span></text:span><text:span text:style-name="T3"> :</text:span></text:p>
          <text:list>
            <text:list-item>
              <text:p text:style-name="P3">45 % : marketing interactif (en croissance)</text:p>
            </text:list-item>
            <text:list-item>
              <text:p text:style-name="P3">35 % : publicité interactive (en recul)</text:p>
            </text:list-item>
            <text:list-item>
              <text:p text:style-name="P3">20 % : marketing mobile</text:p>
            </text:list-item>
          </text:list>
        </text:list-item>
        <text:list-item>
          <text:p text:style-name="P8"><text:span text:style-name="Strong_20_Emphasis"><text:span text:style-name="T3">25 %</text:span></text:span><text:span text:style-name="T3"> du chiffre d’affaires est réalisé à l’international</text:span></text:p>
        </text:list-item>
        <text:list-item>
          <text:p text:style-name="P8"><text:span text:style-name="Strong_20_Emphasis"><text:span text:style-name="T3">500 collaborateurs</text:span></text:span><text:span text:style-name="T3"> répartis dans plus de 50 pays</text:span></text:p>
        </text:list-item>
        <text:list-item>
          <text:p text:style-name="P8"><text:span text:style-name="Strong_20_Emphasis"><text:span text:style-name="T3">Index égalité professionnelle</text:span></text:span><text:span text:style-name="T3"> : 97/100</text:span></text:p>
        </text:list-item>
        <text:list-item>
          <text:p text:style-name="P8"><text:span text:style-name="Strong_20_Emphasis"><text:span text:style-name="T3">Résultat net</text:span></text:span><text:span text:style-name="T3"> : 3,3 millions d’euros</text:span></text:p>
        </text:list-item>
      </text:list>
      <text:p text:style-name="P1">Malgré un contexte économique incertain, notamment avec une baisse des investissements publicitaires dans certains secteurs comme la banque, Numberly a su rester solide financièrement et poursuivre sa croissance à l’international.</text:p>
      <text:p text:style-name="P1"/>
      <text:list xml:id="list1743976928" text:continue-list="list82084714" text:style-name="L1">
        <text:list-item>
          <text:list>
            <text:list-item>
              <text:list>
                <text:list-item>
                  <text:p text:style-name="P2">Position sur ses marchés : stratégie, produits, partenaires, concurrents, forces et faiblesses,…</text:p>
                </text:list-item>
              </text:list>
            </text:list-item>
          </text:list>
        </text:list-item>
      </text:list>
      <text:p text:style-name="P1">Numberly occupe une place reconnue dans le paysage du marketing digital orienté data. <text:soft-page-break/>L’entreprise s’adresse à des annonceurs issus de secteurs variés comme la grande distribution, les télécommunications, la banque, l’assurance ou encore le luxe. Sa proposition repose sur une combinaison équilibrée entre expertise technologique, capacité d’analyse et conseil stratégique.</text:p>
      <text:p text:style-name="P1"/>
      <text:p text:style-name="P1">Le cœur de son positionnement s’articule autour de quatres piliers :</text:p>
      <text:p text:style-name="P1"/>
      <text:p text:style-name="P1">Le développement de ses propres plateformes technologiques, qui lui permet de proposer des solutions sur mesure, adaptées aux besoins spécifiques de chaque client, tout en garantissant indépendance et réactivité. </text:p>
      <text:p text:style-name="P1"/>
      <text:p text:style-name="P1">La mise en place de campagne de récolte de données, basée sur des mécaniques prédéfinies pour augmenter, segmentariser ou activer des séquences d'utilisateurs</text:p>
      <text:p text:style-name="P1"/>
      <text:p text:style-name="P1">Une offre intégrée, qui associe outils technologiques, accompagnement opérationnel et conseil. Cette complémentarité séduit les marques en quête d’un partenaire capable de gérer l’ensemble de leurs enjeux marketing.</text:p>
      <text:p text:style-name="P1"/>
      <text:p text:style-name="P1">Une éthique forte dans l’usage des données : Numberly revendique un marketing respectueux des utilisateurs, conforme aux réglementations, et attentif aux attentes croissantes en matière de confidentialité. Dans un marché très concurrentiel, dominé notamment par les grandes plateformes américaines et certains acteurs spécialisés, Numberly tire son épingle du jeu grâce à une approche à la fois rigoureuse, humaine et concrète. Elle se distingue par sa capacité à allier excellence technique, proximité avec ses clients et exigence de résultats.</text:p>
      <text:p text:style-name="P1"/>
      <text:p text:style-name="P1">En somme, Numberly s’impose comme un acteur hybride, à la croisée des chemins entre éditeur de solutions, cabinet de conseil et partenaire stratégique, avec une forte implantation en France et une présence active à l’international.</text:p>
      <text:p text:style-name="P1"/>
      <text:list xml:id="list846621097" text:continue-numbering="true" text:style-name="L1">
        <text:list-item>
          <text:list>
            <text:list-item>
              <text:list>
                <text:list-item>
                  <text:p text:style-name="P2">Organisation humaine : structure organisationnelle, mode managérial, effectifs…</text:p>
                </text:list-item>
              </text:list>
            </text:list-item>
          </text:list>
        </text:list-item>
      </text:list>
      <text:p text:style-name="P1"/>
      <text:p text:style-name="P1">L’organisation interne de Numberly constitue l’un de ses principaux atouts. Avec environ 500 collaborateurs, l’entreprise a structuré ses équipes de manière claire et cohérente, en veillant à favoriser à la fois l’efficacité et la collaboration. Cette organisation rend les échanges fluides entre les pôles tout en maintenant une bonne répartition des rôles et responsabilités.</text:p>
      <text:p text:style-name="P1">La première segmentation s’effectue en fonction des produits ou plateformes développés. On retrouve ainsi plusieurs grands ensembles : les équipes en charge de la User Engagement Platform, les équipes CRM, les équipes MarTech, les équipes Media, ainsi que des fonctions <text:soft-page-break/>transverses telles que les ressources humaines, la gestion des locaux, ou encore la production audiovisuelle.</text:p>
      <text:p text:style-name="P1">Chaque pôle reproduit une structure tripartite composée d’un volet technique, d’un volet marketing et d’un volet gestion de projet. Des équipes spécifiques sont attachées en fonction des besoins produits ( UX, design, légal ). Cette configuration permet d’assurer une cohérence dans le pilotage tout en maintenant une bonne spécialisation des compétences. Certaines équipes, notamment les équipes techniques, peuvent être amenées à intervenir ponctuellement sur d’autres produits en fonction des besoins du moment, ce qui renforce la polyvalence tout en gardant une logique de coordination.</text:p>
      <text:p text:style-name="P1">La plupart des équipes disposent d’un ou une lead attitré(e), chargé(e) de répartir les missions et de veiller à l’équilibre de la charge de travail. Ces leads collaborent étroitement entre eux pour améliorer les processus internes, fluidifier les interactions et anticiper les défis à venir. L’ensemble de ces pôles est ensuite supervisé par un ou une lead général(e), garant(e) de la cohérence globale et du bon fonctionnement des équipes associées à un produit.</text:p>
      <text:p text:style-name="P1">Ce fonctionnement, à la fois structuré et souple, permet à Numberly de conjuguer rigueur opérationnelle et esprit collaboratif, dans un environnement de travail clair, stimulant et évolutif.</text:p>
      <text:p text:style-name="P1"/>
      <text:list xml:id="list764822361" text:continue-numbering="true" text:style-name="L1">
        <text:list-item>
          <text:list>
            <text:list-item>
              <text:list>
                <text:list-item>
                  <text:p text:style-name="P2">Organisation du système d’information et des activités informatiques : principaux services et applications, moyens, métiers, organisation…</text:p>
                </text:list-item>
              </text:list>
            </text:list-item>
            <text:list-item>
              <text:p text:style-name="P2">Focus sur le service de l'alternance</text:p>
              <text:list>
                <text:list-item>
                  <text:p text:style-name="P2">Positionnement du service : missions, position dans l’organigramme de l’entreprise</text:p>
                </text:list-item>
                <text:list-item>
                  <text:p text:style-name="P2">Organisation humaine du service, qualification, vos principaux interlocuteurs ….</text:p>
                </text:list-item>
                <text:list-item>
                  <text:p text:style-name="P2">Votre positionnement au sein du service</text:p>
                </text:list-item>
              </text:list>
            </text:list-item>
          </text:list>
        </text:list-item>
        <text:list-item>
          <text:p text:style-name="P5">Les missions réalisées</text:p>
          <text:list>
            <text:list-item>
              <text:p text:style-name="P2">Enjeux et cadre des missions effectuées</text:p>
            </text:list-item>
            <text:list-item>
              <text:p text:style-name="P2">Fonction occupée, objectif du stage et résultats attendus</text:p>
            </text:list-item>
            <text:list-item>
              <text:p text:style-name="P2">Principales missions confiées : description, autres acteurs, calendrier, contexte technique…</text:p>
            </text:list-item>
            <text:list-item>
              <text:p text:style-name="P2">Organisation mise en œuvre pour mener ces missions : tâches, outils et technologies, planification,…</text:p>
            </text:list-item>
          </text:list>
        </text:list-item>
        <text:list-item>
          <text:p text:style-name="P5"><text:span text:style-name="T1"><text:s/></text:span>Bilan et recul sur les missions</text:p>
          <text:list>
            <text:list-item>
              <text:p text:style-name="P2">Regard critique sur l'organisation de l’entreprise et les activités informatiques</text:p>
            </text:list-item>
            <text:list-item>
              <text:p text:style-name="P2">Votre apport à l’entreprise : compétences apportées, résultats obtenus…</text:p>
            </text:list-item>
            <text:list-item>
              <text:p text:style-name="P2">Les apports personnels du stage : compétences acquises, influence de ce stage dans la construction de votre projet professionnel</text:p>
            </text:list-item>
          </text:list>
        </text:list-item>
        <text:list-item>
          <text:p text:style-name="P5">Conclusion</text:p>
        </text:list-item>
      </text:list>
      <text:p text:style-name="P4"/>
      <text:p text:style-name="P4"><text:soft-page-break/></text:p>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07T19:52:51</meta:creation-date>
    <dc:date>2025-05-11T19:31:21</dc:date>
    <meta:editing-duration>PT23H18M56S</meta:editing-duration>
    <meta:editing-cycles>5</meta:editing-cycles>
    <meta:generator>OpenOffice/4.1.15$Unix OpenOffice.org_project/4115m2$Build-9813</meta:generator>
    <meta:document-statistic meta:table-count="0" meta:image-count="0" meta:object-count="0" meta:page-count="5" meta:paragraph-count="60" meta:word-count="1330" meta:character-count="9037"/>
  </office:meta>
</office:document-meta>
</file>